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527000040366673EFF0.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fo:margin-right="-0.012cm" fo:break-before="page" table:align="margins"/>
    </style:style>
    <style:style style:name="Tabla2.A" style:family="table-column">
      <style:table-column-properties style:column-width="17.013cm" style:rel-column-width="65535*"/>
    </style:style>
    <style:style style:name="Tabla2.A1" style:family="table-cell">
      <style:table-cell-properties fo:padding="0.097cm" fo:border="0.002cm solid #000000"/>
    </style:style>
    <style:style style:name="Tabla5" style:family="table">
      <style:table-properties style:width="17.013cm" fo:margin-left="0cm" fo:margin-right="-0.012cm" table:align="margins"/>
    </style:style>
    <style:style style:name="Tabla5.A" style:family="table-column">
      <style:table-column-properties style:column-width="4.955cm" style:rel-column-width="19086*"/>
    </style:style>
    <style:style style:name="Tabla5.B" style:family="table-column">
      <style:table-column-properties style:column-width="12.058cm" style:rel-column-width="46449*"/>
    </style:style>
    <style:style style:name="Tabla5.A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1" style:family="table">
      <style:table-properties style:width="17.013cm" fo:margin-left="0cm" fo:margin-right="-0.012cm" table:align="margins"/>
    </style:style>
    <style:style style:name="Tabla1.A" style:family="table-column">
      <style:table-column-properties style:column-width="17.013cm" style:rel-column-width="65535*"/>
    </style:style>
    <style:style style:name="Tabla1.A1" style:family="table-cell">
      <style:table-cell-properties fo:padding="0.097cm" fo:border="0.002cm solid #000000"/>
    </style:style>
    <style:style style:name="Tabla3" style:family="table">
      <style:table-properties style:width="17.013cm" fo:margin-left="0cm" fo:margin-right="-0.012cm" table:align="margins"/>
    </style:style>
    <style:style style:name="Tabla3.A" style:family="table-column">
      <style:table-column-properties style:column-width="17.013cm" style:rel-column-width="65535*"/>
    </style:style>
    <style:style style:name="Tabla3.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3" style:family="paragraph" style:parent-style-name="Text_20_body">
      <style:paragraph-properties fo:text-align="justify" style:justify-single-word="false"/>
      <style:text-properties fo:font-size="12pt" style:font-size-asian="12pt" style:font-size-complex="12pt"/>
    </style:style>
    <style:style style:name="P4" style:family="paragraph" style:parent-style-name="Text_20_body">
      <style:paragraph-properties fo:text-align="center" style:justify-single-word="false"/>
      <style:text-properties fo:font-size="26pt" style:font-size-asian="26pt" style:font-size-complex="26pt"/>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paragraph-properties fo:text-align="justify" style:justify-single-word="false"/>
      <style:text-properties fo:font-size="14pt" fo:font-weight="bold" style:font-size-asian="12.25pt" style:font-weight-asian="bold" style:font-size-complex="14pt" style:font-weight-complex="bold"/>
    </style:style>
    <style:style style:name="P8" style:family="paragraph" style:parent-style-name="Standard">
      <style:text-properties fo:font-size="26pt" style:font-size-asian="26pt" style:font-size-complex="26pt"/>
    </style:style>
    <style:style style:name="P9" style:family="paragraph" style:parent-style-name="Standard">
      <style:text-properties fo:font-size="13pt" style:font-size-asian="13pt" style:font-size-complex="13pt"/>
    </style:style>
    <style:style style:name="P10" style:family="paragraph" style:parent-style-name="Table_20_Contents">
      <style:text-properties fo:font-style="italic" fo:font-weight="bold" style:font-style-asian="italic" style:font-weight-asian="bold" style:font-style-complex="italic" style:font-weight-complex="bold"/>
    </style:style>
    <style:style style:name="P11"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12" style:family="paragraph" style:parent-style-name="Title">
      <style:text-properties fo:font-size="24pt" fo:font-weight="bold" style:font-size-asian="24pt" style:font-weight-asian="bold" style:font-size-complex="24pt" style:font-weight-complex="bold"/>
    </style:style>
    <style:style style:name="P13" style:family="paragraph" style:parent-style-name="Standard" style:master-page-name="First_20_Page">
      <style:paragraph-properties style:page-number="auto"/>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4pt" style:font-size-asian="14pt" style:font-size-complex="26pt"/>
    </style:style>
    <style:style style:name="T10" style:family="text">
      <style:text-properties fo:font-weight="bold" style:font-weight-asian="bold" style:font-weight-complex="bold"/>
    </style:style>
    <style:style style:name="T11" style:family="text">
      <style:text-properties style:use-window-font-color="true"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8"/>
      <text:p text:style-name="P12"><text:bookmark-start text:name="__RefHeading__2265_1733186109"/>Informe Situación SubGrupo 2<text:bookmark-end text:name="__RefHeading__2265_1733186109"/></text:p>
      <text:p text:style-name="P6"/>
      <text:p text:style-name="P4"/>
      <text:p text:style-name="P5"><text:span text:style-name="T9"><text:tab/><text:tab/><text:tab/><text:tab/></text:span><text:span text:style-name="T7"><text:tab/></text:span></text:p>
      <text:p text:style-name="P3"/>
      <text:p text:style-name="P5"><text:span text:style-name="T7"><text:tab/><text:tab/><text:tab/><text:tab/><text:tab/></text:span><text:span text:style-name="T6">Fecha del Informe: </text:span><text:span text:style-name="T6"><text:date style:data-style-name="N37" text:date-value="2011-05-18T14:30:30.16" text:fixed="true">18/05/11</text:date></text:span></text:p>
      <text:p text:style-name="P5"><text:span text:style-name="T6"><text:tab/><text:tab/><text:tab/><text:tab/><text:tab/>Profesor de prácticas asignado: </text:span><text:span text:style-name="T8">Miguel Lastra Leidinger</text:span></text:p>
      <text:p text:style-name="P3"><text:tab/><text:tab/><text:tab/><text:tab/><text:tab/><text:span text:style-name="T10">Grupo de prácticas:</text:span> Grupo M 1.2, Miércoles 12-14h</text:p>
      <text:p text:style-name="P3"><text:tab/><text:tab/><text:tab/><text:tab/><text:tab/><text:span text:style-name="T10">Firma este documento: </text:span></text:p>
      <text:p text:style-name="P3"><text:tab/><text:tab/><text:tab/><text:tab/><text:tab/><text:tab/>Nicolás Sánchez Sánchez <text:s/>75153958D (Encargado)<text:tab/><text:tab/><text:tab/><text:tab/><text:tab/><text:tab/> </text:p>
      <table:table table:name="Tabla2" table:style-name="Tabla2">
        <table:table-column table:style-name="Tabla2.A"/>
        <table:table-row>
          <table:table-cell table:style-name="Tabla2.A1" office:value-type="string">
            <text:p text:style-name="P11">Resumen situación del subgrupo </text:p>
            <text:p text:style-name="P11">respecto a la planificación: <text:span text:style-name="T11">Tareas terminadas/No terminadas, previsión de plazos, etc.</text:span></text:p>
          </table:table-cell>
        </table:table-row>
        <table:table-row>
          <table:table-cell table:style-name="Tabla2.A1" office:value-type="string">
            <text:p text:style-name="Table_20_Contents">Cómo encargado de mi subgrupo, la situación <text:s/>del mismo se puede considerar de estable, en el sentido de que hasta el momento, estamos cumpliendo los plazos que el equipo de planificación nos realizó. Se ha entregado sin retrasos, hasta el día en que se escribe dicho documento, la documentación del modelado de requisitos, además de la posterior revisión, versión 1.1, y mañana día 20 de mayo, se entregará salvo tragedia, la documentación, en su versión, 1.0 del análisis. </text:p>
            <text:p text:style-name="Table_20_Contents">Por tanto, confiando en que mañana se realize la entrega del análisis de esta tercera iteración, sólo nos quedaría realizar el diseño de la misma, fechada para el día 26, además de las posibles revisiones que surjan de estos últimos documentos. </text:p>
            <text:p text:style-name="Table_20_Contents">En resumen, y tal y cómo he dicho al principio, la situación es de estabilidad para este subequipo, ya que estamos cumpliendo los plazos y las tareas que tenemos encargadas,hasta la fecha, no nos han causado grandes problemas ni retrasos.</text:p>
            <text:p text:style-name="Table_20_Contents"/>
            <text:p text:style-name="Table_20_Contents"/>
            <text:p text:style-name="Table_20_Contents"/>
            <text:p text:style-name="Table_20_Contents"/>
          </table:table-cell>
        </table:table-row>
      </table:table>
      <text:p text:style-name="P7"/>
      <table:table table:name="Tabla5" table:style-name="Tabla5">
        <table:table-column table:style-name="Tabla5.A"/>
        <table:table-column table:style-name="Tabla5.B"/>
        <table:table-row>
          <table:table-cell table:style-name="Tabla5.A1" table:number-columns-spanned="2" office:value-type="string">
            <text:p text:style-name="P10">Reparto actual de Tareas </text:p>
            <text:p text:style-name="P10">(Responsables)</text:p>
          </table:table-cell>
          <table:covered-table-cell/>
        </table:table-row>
        <table:table-row>
          <table:table-cell table:style-name="Tabla5.A2" office:value-type="string">
            <text:p text:style-name="Table_20_Contents">Adrián Selva García</text:p>
          </table:table-cell>
          <table:table-cell table:style-name="Tabla5.B2" office:value-type="string">
            <text:p text:style-name="Table_20_Contents">- Consultar Recetas : Realizar contrato y diagrama de secuencia de dicha operación.</text:p>
            <text:p text:style-name="Table_20_Contents">-Consultar Pruebas: Realizar contrato y diagrama de secuencia de dicha operación.</text:p>
          </table:table-cell>
        </table:table-row>
        <table:table-row>
          <table:table-cell table:style-name="Tabla5.A2" office:value-type="string">
            <text:p text:style-name="Table_20_Contents">Pedro Luis Moraleja </text:p>
          </table:table-cell>
          <table:table-cell table:style-name="Tabla5.B2" office:value-type="string">
            <text:p text:style-name="Table_20_Contents">- Consultar Citas: Realizar contrato y diagrama de secuencia de esta operación.</text:p>
            <text:p text:style-name="Table_20_Contents">- Acceder Paciente Prueba : Realizar contrato y diagrama de secuencia de esta operación.</text:p>
          </table:table-cell>
        </table:table-row>
        <table:table-row>
          <table:table-cell table:style-name="Tabla5.A2" office:value-type="string">
            <text:p text:style-name="Table_20_Contents">Juan Carlos Bérmudez</text:p>
          </table:table-cell>
          <table:table-cell table:style-name="Tabla5.B2" office:value-type="string">
            <text:p text:style-name="Table_20_Contents">-Consultar Información Clínica :Realizar contrato y diagrama de secuencia de dicha operación.</text:p>
            <text:p text:style-name="Table_20_Contents">-Consultar Información Paciente: Realizar contrato y diagrama de secuencia de dicha operación.</text:p>
          </table:table-cell>
        </table:table-row>
        <table:table-row>
          <table:table-cell table:style-name="Tabla5.A2" office:value-type="string">
            <text:p text:style-name="Table_20_Contents">Nicolás Sánchez </text:p>
          </table:table-cell>
          <table:table-cell table:style-name="Tabla5.B2" office:value-type="string">
            <text:p text:style-name="Table_20_Contents">- Consultar Historial Pacientes : Realizar contrato y diagrama de secuencia de esta operación.</text:p>
            <text:p text:style-name="Table_20_Contents">- Consultar Historial Pruebas Paciente : Realizar contrato y diagrama de secuencia de esta operación.</text:p>
            <text:p text:style-name="Table_20_Contents">- Modificar Información Clínica Paciente : Realizar contrato y diagrama de secuencia de esta operación. </text:p>
            <text:p text:style-name="Table_20_Contents">-Creación del documento de análisis, incluyendo las nuevas clases ( en su caso) , diccionario de clases,etc</text:p>
            <text:p text:style-name="Table_20_Contents">-Revisión del documento ( en su caso).</text:p>
            <text:p text:style-name="Table_20_Contents"/>
          </table:table-cell>
        </table:table-row>
      </table:table>
      <text:p text:style-name="Text_20_body"><text:soft-page-break/></text:p>
      <table:table table:name="Tabla1" table:style-name="Tabla1">
        <table:table-column table:style-name="Tabla1.A"/>
        <table:table-row>
          <table:table-cell table:style-name="Tabla1.A1" office:value-type="string">
            <text:p text:style-name="Table_20_Contents"><text:span text:style-name="T1">Problemas Surgidos hasta ahora y soluciones</text:span> </text:p>
            <text:p text:style-name="P11">(En su caso)</text:p>
          </table:table-cell>
        </table:table-row>
        <table:table-row>
          <table:table-cell table:style-name="Tabla1.A1" office:value-type="string">
            <text:p text:style-name="Table_20_Contents"/>
            <text:p text:style-name="Table_20_Contents"/>
            <text:p text:style-name="Table_20_Contents"/>
          </table:table-cell>
        </table:table-row>
      </table:table>
      <text:p text:style-name="P9"/>
      <table:table table:name="Tabla3" table:style-name="Tabla3">
        <table:table-column table:style-name="Tabla3.A"/>
        <table:table-row>
          <table:table-cell table:style-name="Tabla3.A1" office:value-type="string">
            <text:p text:style-name="P11">Observaciones (En su caso)</text:p>
          </table:table-cell>
        </table:table-row>
        <table:table-row>
          <table:table-cell table:style-name="Tabla3.A1" office:value-type="string">
            <text:p text:style-name="Table_20_Contents">Este subgrupo de trabajo ha presentado una gran mejoría en cuanto a ritmo de trabajo se refiere respecto a la primera iteración, quedando patente en la segunda iteración y esperando que en la tercera se continúe en esta línea.</text:p>
            <text:p text:style-name="Table_20_Contents"/>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fo:font-size="13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text-properties fo:font-size="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T1" style:family="text">
      <style:text-properties fo:font-style="italic" fo:font-weight="bold" style:font-style-asian="italic" style:font-weight-asian="bold" style:font-style-complex="italic" style:font-weight-complex="bold"/>
    </style:style>
    <style:style style:name="MT2" style:family="text">
      <style:text-properties fo:font-style="normal" fo:font-weight="normal" style:font-style-asian="normal" style:font-weight-asian="normal" style:font-style-complex="normal" style:font-weight-complex="normal"/>
    </style:style>
    <style:style style:name="MT3" style:family="text">
      <style:text-properties fo:font-weight="normal" style:font-weight-asian="normal" style:font-weight-complex="normal"/>
    </style:style>
    <style:style style:name="MT4" style:family="text">
      <style:text-properties fo:font-size="12pt" fo:font-style="italic" fo:font-weight="bold" style:font-size-asian="12pt" style:font-style-asian="italic" style:font-weight-asian="bold" style:font-size-complex="12pt" style:font-style-complex="italic" style:font-weight-complex="bold"/>
    </style:style>
    <style:style style:name="MT5" style:family="text">
      <style:text-properties fo:font-size="12pt" fo:font-style="normal" fo:font-weight="normal" style:font-size-asian="12pt" style:font-style-asian="normal" style:font-weight-asian="normal" style:font-size-complex="12pt"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Nombre Documento:</text:span><text:span text:style-name="MT2"> Informe Situación SubGrupo 2<text:tab/></text:span><text:span text:style-name="MT1">Fecha: </text:span><text:span text:style-name="MT1"><text:date style:data-style-name="N37" text:date-value="2011-05-18T14:43:19.97" text:fixed="true">18/05/11</text:date></text:span></text:p>
        <text:p text:style-name="MP2">Fase de Iteración: <text:span text:style-name="MT2">Análisis y Diseño<text:tab/></text:span></text:p>
        <text:p text:style-name="MP2">Nº Iteración: <text:span text:style-name="MT3">3ª</text:span><text:span text:style-name="MT2"> <text:s/>Iteración</text:span></text:p>
        <text:p text:style-name="MP1"><text:span text:style-name="MT4">Número Grupo: </text:span><text:span text:style-name="MT5">M 1.2</text:span></text:p>
      </style:header>
      <style:footer>
        <text:p text:style-name="Footer"><text:tab/><text:tab/><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Juan Miguel Cabrera Rodriguez</meta:initial-creator>
    <meta:creation-date>2011-03-24T19:12:09.32</meta:creation-date>
    <dc:date>2011-05-19T16:15:27</dc:date>
    <dc:creator>Nicolás </dc:creator>
    <meta:editing-duration>PT01H30M06S</meta:editing-duration>
    <meta:editing-cycles>22</meta:editing-cycles>
    <meta:generator>OpenOffice.org/3.1$Linux OpenOffice.org_project/310m19$Build-9420</meta:generator>
    <meta:document-statistic meta:table-count="4" meta:image-count="1" meta:object-count="0" meta:page-count="3" meta:paragraph-count="38" meta:word-count="438" meta:character-count="2872"/>
  </office:meta>
</office:document-meta>
</file>